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cure TODO antes de mandar!</text:p>
      <text:p text:style-name="Standard">(aqui e no código =P)</text:p>
      <text:p text:style-name="Standard"></text:p>
      <text:p text:style-name="Standard">TODO correção automática. </text:p>
      <text:p text:style-name="Standard">TODO deixar a bolinha mais legal no 1P</text:p>
      <text:p text:style-name="Standard">TODO Descricao (manual do usuário)</text:p>
      <text:p text:style-name="Standard"></text:p>
      <text:p text:style-name="Standard"></text:p>
      <text:p text:style-name="Standard"></text:p>
      <text:p text:style-name="Standard"></text:p>
      <text:p text:style-name="Standard">Nesse relatório, descrevemos a implementação de um jogo do estilo brickbreaker, realizada como exercício programa da disciplina "Computação Móvel", ministrada no primeiro semestre de 2014 no Instituto de Matemática e estatística da USP.</text:p>
      <text:p text:style-name="Standard"></text:p>
      <text:p text:style-name="Standard"></text:p>
      <text:p text:style-name="Standard">Motivação do trabalho</text:p>
      <text:p text:style-name="Standard"></text:p>
      <text:p text:style-name="Standard">O trabalho consiste na implementação de um jogo no estilo brickbreaker na plataforma android. Esse modelo de jogo é bastante popular e tem diversas implementações disponíveis. </text:p>
      <text:p text:style-name="Standard"></text:p>
      <text:p text:style-name="Standard">O interesse maior no trabalho era de aprendizado, tanto de desenvolvimento de jogos em geral, como das peculiaridades que surgem quando se implementa esse jogo em um dispositivo móvel. </text:p>
      <text:p text:style-name="Standard"></text:p>
      <text:p text:style-name="Standard">Dispositivos móveis trazem muitas possibilidades para o desenvolvimento de jogos que não existem em consoles mais tradicionais: A interação com o usuário é normalmente feita via toque na tela (ao invés de teclado ou mouse); alguns dispositivos móveis oferecem sensores que podem ser explorados (como acelerômetro, magnetômetro e GPS); existe a possibilidade de usar a tela nas orientações retrato e paisagem (em oposição aos consoles tradicionais que costumam apenas oferecer a orientação "paisagem"); os jogos podem ser vistos de ângulos distintos por diferentes jogadores (porque a tela é relativamente pequena e móvel).</text:p>
      <text:p text:style-name="Standard"></text:p>
      <text:p text:style-name="Standard">Nosso jogo explora bastante duas dessas características: a interação via toque e a possibilidade de diferentes jogadores verem a tela de ângulos diferentes (essa segunda, no modo multiplayer).</text:p>
      <text:p text:style-name="Standard"></text:p>
      <text:p text:style-name="Standard">Dos opcionais do enunciado, o jogo implementa:</text:p>
      <text:p text:style-name="Standard">* Musica e efeitos sonoros</text:p>
      <text:p text:style-name="Standard">* Texturas</text:p>
      <text:p text:style-name="Standard">* Blocos móveis</text:p>
      <text:p text:style-name="Standard">* Modo de dois jogadores</text:p>
      <text:p text:style-name="Standard"></text:p>
      <text:p text:style-name="Standard"></text:p>
      <text:p text:style-name="Standard">Descrição breve do jogo:</text:p>
      <text:p text:style-name="Standard">O jogo implementado apresenta dois modos: um modo de um jogador, com três fases, e um modo de dois jogadores, com uma única fase.</text:p>
      <text:p text:style-name="Standard"></text:p>
      <text:p text:style-name="Standard">No modo de um jogador, o jogador deve utilizar a raquete (um retângulo que ele controla, que se encontra na parte inferior da tela) para evitar que a bolinha "caia" para fora da tela, e para, usando a bolinha, destruir os tijolos presentes no nível.</text:p>
      <text:p text:style-name="Standard"></text:p>
      <text:p text:style-name="Standard"><text:soft-page-break/>Os dois primeiros níveis são níveis mais "clássicos", onde há muitos tijolos para serem destruídos. O ultimo nível é desenhado para exigir mais precisão do jogador: Há um único tijolo, mas ele está numa região de dificl acesso (cercado quase totalmente por paredes indestrutíveis).</text:p>
      <text:p text:style-name="Standard"></text:p>
      <text:p text:style-name="Standard"></text:p>
      <text:p text:style-name="Standard">Jogabilidade:</text:p>
      <text:p text:style-name="Standard">Nos nossos testes, a jogabilidade do jogo de dois jogadores parece ter agradado bastante às pessoas. O jogo de um único jogador foi dito mais tedioso, mas fizemos algumas alterações para torná-lo mais interessante.</text:p>
      <text:p text:style-name="Standard"></text:p>
      <text:p text:style-name="Standard">Há muito o que experimentar e ajustar em termos de jogabilidade. Várias de nossas implementações são parametrizadas para permitir tais ajustes de maneira relativamente simples. Em particular, o terceiro nível foi parametrizado para facilitar alterações em sua geometria. A Paddle (a classe que implementa a raquete) pode ser ajustada rapidamente para alterar a maneira com que ela "reflete" a bola. Outro parâmetro importante que podemos calibrar é a velocidade da bolinha (essa última calibração, porém, é um pouco mais complexa, pois pode interagir negativamente com a implementação da colisão. Descrevemos esse problema e sua solução em breve.)</text:p>
      <text:p text:style-name="Standard"></text:p>
      <text:p text:style-name="Standard">Uma característica que buscamos implementar no nosso jogo foi estimular jogadas de precisão. O jogo de 2 jogadores e o terceiro nível do jogo de um jogador exigem do jogador a habilidade de direcionar a bola de forma bastante precisa. Achamos que esse enfoque pode tornar o jogo mais interessante.</text:p>
      <text:p text:style-name="Standard"></text:p>
      <text:p text:style-name="Standard"></text:p>
      <text:p text:style-name="Standard"></text:p>
      <text:p text:style-name="Standard">Sobre o código:</text:p>
      <text:p text:style-name="Standard"></text:p>
      <text:p text:style-name="Standard">Nessa sessão, descrevemos o código da aplicação.</text:p>
      <text:p text:style-name="Standard"></text:p>
      <text:p text:style-name="Standard">OpenGL:</text:p>
      <text:p text:style-name="Standard"></text:p>
      <text:p text:style-name="Standard">Nosso código é construido usando a implementação de OpenGL ES 1.0 para android.</text:p>
      <text:p text:style-name="Standard"></text:p>
      <text:p text:style-name="Standard">Escolhemos trabalhar com o OpenGL ES 1.0 em vez do 2.0 por dois motivos, principalmente:</text:p>
      <text:p text:style-name="Standard"></text:p>
      <text:p text:style-name="Standard">* simplicidade do pipeline: como dispúnhamos de tempo bastante limitado, principalmente para programar pareadamente, seria muito bom que mantivéssemos a complexidade a um mínimo. Isso se mostrou uma decisão acertada.</text:p>
      <text:p text:style-name="Standard">* suporte a API legada: nos dispositivos que testamos, um Jelly Bean (4.2, API 16) e um KitKat (4.4, API 19), não haveria diferença. Mas, dado que o código de exemplo da TFG, no qual nos baseamos, suportava até a API 8 sem maiores problemas, decidimos que seria interessante manter o suporte para APIs baixas. Isso se mostrou razoável ao rodar o projeto em um Gingerbread (2.3, API 8).</text:p>
      <text:p text:style-name="Standard"></text:p>
      <text:p text:style-name="Standard">Texturas</text:p>
      <text:p text:style-name="Standard"></text:p>
      <text:p text:style-name="Standard">Os arquivos de textura foram feitos no Inkscape e GIMP.</text:p>
      <text:p text:style-name="Standard"></text:p>
      <text:p text:style-name="Standard">As texturas, como implementadas, permitem a mudança da cor dos objetos em código (em oposição a alteração na própria textura). Isso é interessante por permitir mais experimentação com as cores do jogo e mais flexibilidade em implementações futuras. Isso não tem grandes efeitos sobre o desempenho da <text:soft-page-break/>aplicação: causa uma economia pequena de espaço, e um aumento também pequeno em processamento, mas nada relevante.</text:p>
      <text:p text:style-name="Standard"></text:p>
      <text:p text:style-name="Standard"></text:p>
      <text:p text:style-name="Standard">Som</text:p>
      <text:p text:style-name="Standard"></text:p>
      <text:p text:style-name="Standard">Dois dos sons foram criados no BFXR, um aplicativo em Adobe AIR que permite sintetizar uma gama de sons "retrô".</text:p>
      <text:p text:style-name="Standard"></text:p>
      <text:p text:style-name="Standard">Todos os sons foram obtidos com licenças CC-BY. Suas origens podem ser vistas na sessão "créditos" da propria aplicação.</text:p>
      <text:p text:style-name="Standard"></text:p>
      <text:p text:style-name="Standard"></text:p>
      <text:p text:style-name="Standard">A tela:</text:p>
      <text:p text:style-name="Standard"></text:p>
      <text:p text:style-name="Standard">Dispositivos diferentes têm telas com proporções diferentes. Nosso jogo se adapta a essas proporções: O tamanho horizontal da tela é calculado na função OnSurfaceChanged, implementada no arquivo TouchSurfaceView. Essa informação é propagada por todo o código: World, Brick e Paddle precisam dela para se construir corretamente.</text:p>
      <text:p text:style-name="Standard"></text:p>
      <text:p text:style-name="Standard">Fisica, gráficos e Game Loop:</text:p>
      <text:p text:style-name="Standard"></text:p>
      <text:p text:style-name="Standard">O jogo é fortemente baseado no padrão GameLoop, como explicado em: http://gameprogrammingpatterns.com/game-loop.html</text:p>
      <text:p text:style-name="Standard"></text:p>
      <text:p text:style-name="Standard">A cada renderização da tela de jogo, calculamos quanto tempo se passou (desde a última renderização) e fazemos a quantidade correspondente de passos da engine de física. Um passo do engine de fisica corresponde a uma quantidade fixa de tempo real (de alguns milissegundos). Isso permite que a execução da física seja consistente, mesmo quando temos devices com capacidades de processamento muito diferentes.</text:p>
      <text:p text:style-name="Standard"></text:p>
      <text:p text:style-name="Standard">Infelizmente, a quantidade de tempo passado entre duas renderizações pode não ser multipla da quantidade de tempo em que ocorre um passo da física. Isso causa um descompasso entre a renderização e a física, que pode gerar artefatos visuais: a bolinha pode parecer se mover mais rapidamente numa mudança de frame, e mais lentamente na mudança de frame seguinte. Pudemos observar esse efeito quando testamos a aplicação em celulares mais antigos, mas ele não nos pareceu ser grande o bastante para comprometer a experiência do usuário. Se for necessário, há maneiras de mitigar esse problema. Poderíamos, como descrito no artigo sobre o GameLoop, implementar uma extrapolação do movimento dos objetos para suavizar o movimento.</text:p>
      <text:p text:style-name="Standard"></text:p>
      <text:p text:style-name="Standard">Outro problema que teoricamente poderia surgir seria o tempo de execução de um passo da física demorar mais do que o tempo real a que ele corresponde. Nesse caso, o jogo ficaria completamente impossível de jogar. Felizmente, não observamos esse comportamento em nenhum dos celulares em que testamos o jogo.</text:p>
      <text:p text:style-name="Standard"></text:p>
      <text:p text:style-name="Standard"></text:p>
      <text:p text:style-name="Standard">Detecção de colisão e efeitos da colisão</text:p>
      <text:p text:style-name="Standard"></text:p>
      <text:p text:style-name="Standard">A cada passo da engine de física, os objetos se movimentam de acordo com as suas velocidades atuais. <text:soft-page-break/>Se dois deles ocuparem o mesmo espaço, o programa detecta uma colisão, e altera as velocidades apropriadamente. No caso do jogo de um jogador, a velocidade alterada é sempre a da bolinha. No caso de dois jogadores, os blocos móveis podem ter sua velocidade alterada também.</text:p>
      <text:p text:style-name="Standard"></text:p>
      <text:p text:style-name="Standard">Uma preocupação importante é utilizar velocidades suficientemente pequenas na engine de física para garantir que todas as colisões sejam detectadas: velocidades muito grandes poderiam permitir, por exemplo, que a bolinha "ultrapassasse" um bloquinho em um unico passo, sem nunca compartilhar espaço com ele. As velocidades utilizadas na engine de física respeitam essa restrição e evitam essas "ultrapassagens". Note que isso não restringe as velocidades possíveis de gameplay: para tornar o jogo mais rápido, basta executar mais passos da física por segundo.</text:p>
      <text:p text:style-name="Standard"></text:p>
      <text:p text:style-name="Standard">Após a colisão com um bloco, a bola sofre reflexão, em torno do eixo que, fisicamente, corresponderia à força normal. Essa colisão é especialmente interessante quando a bolinha colide com um vértice: nesse caso há muitos ângulos de saída possíveis, dependendo da forma exata da colisão.</text:p>
      <text:p text:style-name="Standard"></text:p>
      <text:p text:style-name="Standard">Implementamos também uma maneira de realizar colisões entre uma bola e dois tijolos "ao mesmo tempo". <text:s/></text:p>
      <text:p text:style-name="Standard"></text:p>
      <text:p text:style-name="Standard">Aplicar duas reflexões seguidas não geraria uma reflexão coerente com a física. Observamos esse comportamento em alguns brickbreakers comerciais, e o efeito parece bastante artificial.</text:p>
      <text:p text:style-name="Standard"></text:p>
      <text:p text:style-name="Standard">Para evitar isso, implementamos na BrickList o seguinte comportamento: Ao detectar duas ou mais colisões, ao invés de realizar duas reflexões, somamos as direções das forças normais para obter uma nova força normal e realizar a reflexão</text:p>
      <text:p text:style-name="Standard"></text:p>
      <text:p text:style-name="Standard">Raquete</text:p>
      <text:p text:style-name="Standard"></text:p>
      <text:p text:style-name="Standard">O jogador controla um objeto que chamamos de raquete. Com essa raquete, ele impede que a bolinha caia e direciona a bolinha.</text:p>
      <text:p text:style-name="Standard"></text:p>
      <text:p text:style-name="Standard">Experimentamos três versões da raquete, buscando melhorar a jogabilidade do jogo.</text:p>
      <text:p text:style-name="Standard"></text:p>
      <text:p text:style-name="Standard">A primeira versão era simplesmente um Brick que se move. A reflexão na superficie superior era sempre a mesma, independente da posição relativa entre a raquete e a bola. A única maneira de o usuário direcionar a bola era com colisões nos vértices da raquete. Essa versão não oferecia ao usuário controle suficiente, e o jogo acabava ficando muito enfadonho.</text:p>
      <text:p text:style-name="Standard"></text:p>
      <text:p text:style-name="Standard">A segunda versão implementava alterava o comportamento da reflexão na superfície superior. Ao invés da normal ser a normal usual (i.e., uma normal vertical) utilizávamos uma normal dependente do ponto de colisão. Quanto mais a direita do centro da raquete a bola batesse, mais inclinada a direita ficaria a normal.</text:p>
      <text:p text:style-name="Standard"></text:p>
      <text:p text:style-name="Standard">Infelizmente, esse modelo ainda pareceu complicado demais para permitir uma boa jogabilidade: a posição ideal para o jogador colocar a raquete dependia de muitas variáveis: a posição da bolinha, a velocidade da bolinha e o alvo que ele pretendia acertar.</text:p>
      <text:p text:style-name="Standard"></text:p>
      <text:p text:style-name="Standard">A ultima implementação da raquete ignora a física para melhorar a jogabilidade. Nessa implementação, a direção da bola após a colisão é determinada pelo ponto de contato entre a raquete e a bola. Quanto mais a direita do centro da raquete a bola bate, mais a direita ela sai.</text:p>
      <text:p text:style-name="Standard"><text:soft-page-break/></text:p>
      <text:p text:style-name="Standard">Uma coisa interessante nas ultimas duas implementações é que elas são parametrizadas: podemos facilmente alterar o código para aumentar ou diminuir os desvios causados pela raquete. Assim, pudemos experimentar um pouco com diferentes desvios, para otimizar a jogabilidade. Seria interessante fazer um ajuste mais fino desses parâmetros. </text:p>
      <text:p text:style-name="Standard"><text:s/></text:p>
      <text:p text:style-name="Standard">Bugs da raquete:</text:p>
      <text:p text:style-name="Standard">A raquete sai um pouco da tela. O toque do usuário determina o destino do centro da raquete, assim, um toque no canto da tela faz com que um pedaço da raquete deixe de estar visível. Isso seria trivial de corrigir, mas chegamos à conclusão de que ajuda um pouco na jogabilidade.</text:p>
      <text:p text:style-name="Standard"></text:p>
      <text:p text:style-name="Standard">A raquete se move até o destino indicado pelo jogador. Nesse movimento, a velocidade dela é maior do que a velocidade da bola. Assim, algumas colisões entre a raquete em movimento e a bola podem gerar imagens em que a bolinha e a raquete se intersectam. Experimentamos algumas soluções para esse problema, mas não achamos nenhuma satisfatória.</text:p>
      <text:p text:style-name="Standard"></text:p>
      <text:p text:style-name="Standard"></text:p>
      <text:p text:style-name="Standard">Extrutura do código:</text:p>
      <text:p text:style-name="Standard"></text:p>
      <text:p text:style-name="Standard">Nessa sessão, descrevemos as principais classes que compõe a aplicação.</text:p>
      <text:p text:style-name="Standard"></text:p>
      <text:p text:style-name="Standard">World (WorldOfOne e WorldOfTwo): Implementam tipos de jogo. Há dois tipos de World. WorldOfOne implementa o jogo de um jogador, WorldOfTwo, o jogo de 2 jogadores.</text:p>
      <text:p text:style-name="Standard">Instanciam e coordenam os objetos presentes no jogo (Paddles, Balls e Bricks, esses ultimos através da BrickList)</text:p>
      <text:p text:style-name="Standard">São essas as classes que de fato interpretam o input do usuário (pois o input é interpretado diferentemente para o jogo de um jogador e o jogo de dois)</text:p>
      <text:p text:style-name="Standard"></text:p>
      <text:p text:style-name="Standard"></text:p>
      <text:p text:style-name="Standard">Engine: controla os passos da física, para manter a equivalencia entre eles e o tempo real</text:p>
      <text:p text:style-name="Standard"></text:p>
      <text:p text:style-name="Standard">TouchSurfaceView: implementa as callbacks de OpenGl e as callbacks de input de usuário</text:p>
      <text:p text:style-name="Standard"></text:p>
      <text:p text:style-name="Standard">BrickList: instancia os Bricks que compõe uma fase, e os administra (realiza movimentos se for o caso, administra colisões de Bricks com a bola, sinaliza quando não há mais Bricks a quebrar)</text:p>
      <text:p text:style-name="Standard"></text:p>
      <text:p text:style-name="Standard">Brick: representa um tijolo de jogo. Implementa a lógica de detecção de colisão e de reflexão</text:p>
      <text:p text:style-name="Standard"></text:p>
      <text:p text:style-name="Standard">TwoPlayerBrick: Um tipo especial de Brick que é móvel. É util para o jogo de dois jogadores.</text:p>
      <text:p text:style-name="Standard"></text:p>
      <text:p text:style-name="Standard">Ball: implementa uma bolinha. Realiza os movimentos da bolinha.</text:p>
      <text:p text:style-name="Standard"></text:p>
      <text:p text:style-name="Standard">Paddle: implementa a raquete, que é Um objeto que o jogador controla para influenciar o movimento da bolinha. Realiza seus movimentos e administra suas colisões com bolinhas.</text:p>
      <text:p text:style-name="Standard"></text:p>
      <text:p text:style-name="Standard"></text:p>
      <text:p text:style-name="Standard"></text:p>
      <text:p text:style-name="Standard"></text:p>
      <text:p text:style-name="Standard">Melhorias possíveis</text:p>
      <text:p text:style-name="Standard"><text:soft-page-break/></text:p>
      <text:p text:style-name="Standard">Listamos aqui algumas melhorias que poderiam ser feitas no jogo (e qual consideramos serem suas relevâncias)</text:p>
      <text:p text:style-name="Standard"></text:p>
      <text:p text:style-name="Standard">Há uma série de pequenos feedbacks visuais e auditivos que, cremos, aumentariam relevantemente a imersão do jogador:</text:p>
      <text:p text:style-name="Standard">* Seria interessante fazer com que a bola, ao destruir vários tijolos em um pequeno intervalo de tempo, emitisse <text:s/>sons ligeiramente diferentes para cada bloquinho, gerando uma noção de "continuidade do movimento"</text:p>
      <text:p text:style-name="Standard">* Seria interessante criar uma animação para a destruição dos blocos</text:p>
      <text:p text:style-name="Standard">* Seria interessante um feedback visual na raquete para marcar o impacto. Ela poderia, por exemplo, oscilar brevemente</text:p>
      <text:p text:style-name="Standard"></text:p>
      <text:p text:style-name="Standard">Em termos de jogabilidade, seria interessante implementar vidas no jogo de um jogador. Isso aumentaria um pouco a dificuldade. Da maneira atual, o jogador tem infinitas chances de vencer uma fase.</text:p>
      <text:p text:style-name="Standard"></text:p>
      <text:p text:style-name="Standard">Melhorias de desempenho:</text:p>
      <text:p text:style-name="Standard"><text:s/>Na classe Brick, seria interessante compartilhar o buffer para desenhar cada Brick entre todos os objetos (dado que o desenho pode ser feito com translações). Não sabemos qual seria a relevância dessa otimização</text:p>
      <text:p text:style-name="Standard">Seria possível otimizar os testes de colisão: se dividirmos o espaço disponível em setores, isso poderia reduzir drasticamente o número de colisões que são verificadas a cada passo do engine de física. Pelos nossos testes, porém, o teste de colisão, ingênuo como está, não consome uma quantidade relevante de tempo. Cremos que essa otimização, apesar de natural, não seria muito útil.</text:p>
      <text:p text:style-name="Standard"></text:p>
      <text:p text:style-name="Standard">Bugs:</text:p>
      <text:p text:style-name="Standard">O aplicativo continua rodando quando a status bar é invocada e cobre a tela. Isso ocorre apesar de nós implementarmos corretamente o método onPause. Curiosamente, esse mesmo bug pode ser visto em jogos comerciais</text:p>
      <text:p text:style-name="Standard"></text:p>
      <text:p text:style-name="Standard"></text:p>
      <text:p text:style-name="Standard">Aprendizado e comentários pessoais:</text:p>
      <text:p text:style-name="Standard"></text:p>
      <text:p text:style-name="Standard">O EP foi uma oportunidade de aprendizado interessante. Pudemos aprender sobre desenvolvimento de jogos (sobre o GameLoop, algoritmos de colisão, OpenGL) e sobre a interação com o dispostivo (lidar com a interação com a touchscreen foi surpreendentemente simples)</text:p>
      <text:p text:style-name="Standard"></text:p>
      <text:p text:style-name="Standard">A interação com os colegas de sala foi muito rica. Ficamos com muita curiosidade a respeito de desenvolvimento de jogos e quais são as váriaveis relevantes.</text:p>
      <text:p text:style-name="Standard"></text:p>
      <text:p text:style-name="Standard">A documentação oficial do OpenGL ES é meio esparsa. Isso causou algum desgaste e trabalho um pouco improdutivos, em alguns momentos. Infelizmente, a documentação oferecida no "android developers" também não era muito forte nessa área.</text:p>
      <text:p text:style-name="Standard"></text:p>
      <text:p text:style-name="Standard">Referências</text:p>
      <text:p text:style-name="Standard"></text:p>
      <text:p text:style-name="Standard">http://gameprogrammingpatterns.com/game-loop.html</text:p>
      <text:p text:style-name="Standard">http://insanitydesign.com/wp/projects/nehe-android-ports/</text:p>
      <text:p text:style-name="Standard"><text:soft-page-break/>http://www.opengl.org/archives/resources/faq/technical/transparency.htm</text:p>
      <text:p text:style-name="Standard">http://developer.android.com/training/multiscreen/screendensities.html</text:p>
      <text:p text:style-name="Standard">http://developer.android.com/guide/topics/manifest/activity-element.html#config</text:p>
      <text:p text:style-name="Standard">https://www.khronos.org/opengles/sdk/1.1/docs/man/</text:p>
      <text:p text:style-name="Standard">http://www.pacdv.com/sounds/mechanical_sounds.html</text:p>
      <text:p text:style-name="Standard">http://www.freesound.org/people/Aiwha/sounds/189186/</text:p>
      <text:p text:style-name="Standard">http://www.bfxr.n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7T05:16:28</meta:creation-date>
    <dc:date>2014-05-27T05:17:34</dc:date>
    <meta:editing-duration>P0D</meta:editing-duration>
    <meta:editing-cycles>1</meta:editing-cycles>
    <meta:document-statistic meta:table-count="0" meta:image-count="0" meta:object-count="0" meta:page-count="7" meta:paragraph-count="189" meta:word-count="2358" meta:character-count="15553" meta:non-whitespace-character-count="13098"/>
    <meta:generator>LibreOffice/3.5$Linux_x86 LibreOffice_project/350m1$Build-2</meta:generator>
  </office:meta>
</office:document-meta>
</file>